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PrecedenceComparator.comparePrecedenceWithinAspect( Advisor advisor1 , Advisor advisor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spectJPrecedenceComparator.getAspectDeclarationOrder( Advisor advi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PrecedenceComparator.compare( Advisor o1 , Advisor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pectJPrecedenceComparator.AspectJPrecedence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PrecedenceComparator.hasAspectName( Advisor advi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spectJPrecedenceComparator.getAspectName( Advisor advi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PrecedenceComparator.AspectJPrecedenceComparator( Comparator &lt; ? super Advisor &gt; advisor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PrecedenceComparator.declaredInSameAspect( Advisor advisor1 , Advisor advisor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